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iederik Beker<text:tab/>10190848</text:p>
      <text:p text:style-name="P2"/>
      <text:p text:style-name="P2">Maandag 10-Jun:</text:p>
      <text:p text:style-name="P1">De eerste dag van het project, we besloten met zijn drieën te gaan werken. Het zoeken naar een geschikt project ging vrij soepel, er kwamen ideeën van alle kanten en uiteindelijk voegde we deze samen tot een geschikt project voor net-centric computing.</text:p>
      <text:p text:style-name="P1"/>
      <text:p text:style-name="P1">Ik heb dit idee meteen uitgetyped tot een leesbaar idee. We kwamen er al gauw achter dat dit idee echt leuk was en besloten een meeting te houden met Bureau Kennistransfer. Er kwam hieruit voort dat zij voor ons gingen uitzoeken hoe het zat met patenten en de rechten van de UvA tot ons project. Zij vroegen ons een email te sturen en ik nam dat op als taak.</text:p>
      <text:p text:style-name="P1"/>
      <text:p text:style-name="P1">Verder heb ik een deel van het verslag geschreven en een planning gemaakt voor de rest van het project.</text:p>
      <text:p text:style-name="P1"/>
      <text:p text:style-name="P2">Dinsdag 11-Jun:</text:p>
      <text:p text:style-name="P1">Vandaag heb ik gewerkt aan de Google Location Service. Ik heb een applicatie geschreven waarbij een locatie kan worden opgevraagd. Dit levert een longitude en latitude op. Het uitvinden hoe het ook weer precies werkt met android development duurde even. Een aantal tutorials gevolgd om weer op de been te komen, en daarna een tutorial gevolgd voor de Google Location Service.</text:p>
      <text:p text:style-name="P1"/>
      <text:p text:style-name="P2">Woensdag 12-Jun:</text:p>
      <text:p text:style-name="P1">Vandaag kwam ik erachter dat er al een goede code bestaat, vanuit de android development pagina's, voor de Google Location Service. Deze maakt ook gebruik van geocoding om een adres te vinden. Deze code goed uitgepluisd en geimplementeerd in een applicatie.</text:p>
      <text:p text:style-name="P1"/>
      <text:p text:style-name="P1">Hierna verder gegaan met het bouwen van een lokale database met SQLite zodat de data van de locatie kan worden opgeslagen op het android toestel.</text:p>
      <text:p text:style-name="P1"/>
      <text:p text:style-name="P1">Een brief opgesteld naar Bureau Kennistransfer en verstuurd. Hierin staat duidelijk het verhaal van de applicatie, en wat wij van hen verwachten.</text:p>
      <text:p text:style-name="P1"/>
      <text:p text:style-name="P2">Vrijdag 14-Jun:</text:p>
      <text:p text:style-name="P1">Vandaag heb ik uitgezocht hoe het werkt met concurrency in android toestellen. Het opslaan in de database kan beter met concurrency zodat de user er geen last van heeft. Dit heb ik geimplementeerd met Services. Ook het uitlezen van de database geimplementeerd zodat we de info kunnen terug zien. Hiernaast heb ik een groot deel van het verslag geschreven.</text:p>
      <text:p text:style-name="P1"/>
      <text:p text:style-name="P2">Maandag 17-Jun:</text:p>
      <text:p text:style-name="P1">Vandaag heb ik de database uitgebreid, eerst werd alleen de locatie opgeslagen, nu wordt ook het adres opgezocht door middel van geocoding, en in een apart veld opgeslagen. De data moet ook op een logische manier verpakt worden om te kunnen verzenden. Dit heb ik gedaan door middel van strings. Het lijkt met het makkelijkste om strings te verzenden en te ontvagen op verschillende toestellen en servers, aangezien we ook gebruik maken van bluetooth communicatie. Verder heb ik het verslag weer een deel uitgebreid met informatie over data, data verzending en het gebruik van services.</text:p>
      <text:p text:style-name="P1"/>
      <text:p text:style-name="P2">Dinsdag 18-Jun:</text:p>
      <text:p text:style-name="P1">Vandaag heb ik de SendActivity gemaakt. Hierin haalt de applicatie de data op in een logisch format, zoals eerder bepaald dus een string. De string wordt logisch opgedeel met scheidingskarakters. Daarnaast heb ik de AccountManager van het android development package uitgezocht. Elke user moet natuurlijk kunnen worden herkent op de server. Ik heb hiervoor gebruik <text:soft-page-break/>gemaakt van het google account wat gekoppeld is aan elk android toestel. Hierdoor kunnen gebruikers wisselen van telefoon zonder dat hun data verward wordt met dat van een ander. Ze zijn hierdoor niet toestel afhankelijk maar account afhankelijk. Daarnaast heb ik met Freddy meegekeken naar het bluetooth gedeelte, omdat dit nog altijd lastig is en niet lukt. Ook het probleem niet kunnen vinden, maar wel een afspraak gemaakt met Ilja om er morgen ochtend aan te gaan zitten met zijn hulp. Mijn persoonlijke server wordt nu gebruikt voor de server-android connec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1:35:04</meta:creation-date>
    <dc:date>2013-06-18T15:19:49</dc:date>
    <meta:editing-duration>PT3H33M45S</meta:editing-duration>
    <meta:editing-cycles>31</meta:editing-cycles>
    <meta:generator>LibreOffice/3.5$Linux_X86_64 LibreOffice_project/350m1$Build-2</meta:generator>
    <meta:document-statistic meta:table-count="0" meta:image-count="0" meta:object-count="0" meta:page-count="2" meta:paragraph-count="17" meta:word-count="594" meta:character-count="3621" meta:non-whitespace-character-count="3044"/>
  </office:meta>
</office:document-meta>
</file>